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0FFD890F94DAA6F9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584cm, 7.566cm, 18.415cm, 5.945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9.017cm" svg:height="22.499cm" svg:x="0.992cm" svg:y="2.291cm">
          <draw:image xlink:href="Pictures/10000000000005E8000007E00FFD890F94DAA6F9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2-10-14T16:34:02.159740712</dc:date>
    <meta:editing-duration>PT3M34S</meta:editing-duration>
    <meta:editing-cycles>6</meta:editing-cycles>
    <meta:generator>LibreOffice/7.4.1.2$MacOSX_AARCH64 LibreOffice_project/3c58a8f3a960df8bc8fd77b461821e42c061c5f0</meta:generator>
    <meta:document-statistic meta:object-count="1"/>
  </office:meta>
</office:document-meta>
</file>